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Liberation Mono', Courier, monospace"/>
    <style:font-face style:name="Georgia" svg:font-family="Georgia, Utopia, 'Palatino Linotype', Palatino, serif"/>
    <style:font-face style:name="Lohit Devanagari1" svg:font-family="'Lohit Devanagari'"/>
    <style:font-face style:name="Montserrat" svg:font-family="Montserrat, 'Helvetica Neue', Helvetica, Arial,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orphans="2" fo:widows="2" fo:text-indent="0cm" style:auto-text-indent="false"/>
      <style:text-properties officeooo:rsid="001a0d91" officeooo:paragraph-rsid="001a0d91"/>
    </style:style>
    <style:style style:name="P2" style:family="paragraph" style:parent-style-name="Heading_20_4">
      <style:text-properties fo:font-variant="normal" fo:text-transform="none" fo:color="#555555" style:font-name="Montserrat" fo:font-size="12pt" fo:letter-spacing="normal" fo:font-style="normal" fo:font-weight="normal" officeooo:paragraph-rsid="001981c9"/>
    </style:style>
    <style:style style:name="P3" style:family="paragraph" style:parent-style-name="Preformatted_20_Text">
      <loext:graphic-properties draw:fill="solid" draw:fill-color="#c6d4c7" draw:opacity="100%"/>
      <style:paragraph-properties fo:orphans="2" fo:widows="2" fo:background-color="#c6d4c7"/>
      <style:text-properties fo:font-variant="normal" fo:text-transform="none" fo:color="#2f2f2f" fo:font-size="11.25pt" fo:letter-spacing="normal" fo:font-style="normal" fo:font-weight="normal"/>
    </style:style>
    <style:style style:name="P4" style:family="paragraph" style:parent-style-name="Preformatted_20_Text">
      <loext:graphic-properties draw:fill="solid" draw:fill-color="#c6d4c7" draw:opacity="100%"/>
      <style:paragraph-properties fo:orphans="2" fo:widows="2" fo:background-color="#c6d4c7"/>
      <style:text-properties fo:font-variant="normal" fo:text-transform="none" fo:color="#2f2f2f" fo:letter-spacing="normal"/>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loext:graphic-properties draw:fill="solid" draw:fill-color="#c6d4c7" draw:opacity="100%"/>
      <style:paragraph-properties fo:margin-top="0cm" fo:margin-bottom="0.499cm" loext:contextual-spacing="false" fo:orphans="2" fo:widows="2" fo:background-color="#c6d4c7"/>
      <style:text-properties fo:font-variant="normal" fo:text-transform="none" fo:color="#2f2f2f" fo:font-size="11.25pt" fo:letter-spacing="normal" fo:font-style="normal" fo:font-weight="normal"/>
    </style:style>
    <style:style style:name="P7" style:family="paragraph" style:parent-style-name="Preformatted_20_Text">
      <loext:graphic-properties draw:fill="solid" draw:fill-color="#c6d4c7" draw:opacity="100%"/>
      <style:paragraph-properties fo:margin-left="0cm" fo:margin-right="0cm" fo:orphans="2" fo:widows="2" fo:text-indent="0cm" style:auto-text-indent="false" fo:background-color="#c6d4c7"/>
      <style:text-properties fo:font-variant="normal" fo:text-transform="none" fo:color="#2f2f2f" fo:font-size="11.25pt" fo:letter-spacing="normal" fo:font-style="normal" fo:font-weight="normal"/>
    </style:style>
    <style:style style:name="P8" style:family="paragraph" style:parent-style-name="Standard" style:list-style-name="L1">
      <style:paragraph-properties fo:orphans="2" fo:widows="2"/>
      <style:text-properties officeooo:rsid="000e56a9" officeooo:paragraph-rsid="00140917"/>
    </style:style>
    <style:style style:name="P9" style:family="paragraph" style:parent-style-name="Standard" style:list-style-name="L1">
      <style:paragraph-properties fo:orphans="2" fo:widows="2"/>
      <style:text-properties style:text-underline-style="solid" style:text-underline-width="auto" style:text-underline-color="font-color" officeooo:rsid="000e56a9" officeooo:paragraph-rsid="00140917"/>
    </style:style>
    <style:style style:name="P10" style:family="paragraph" style:parent-style-name="Standard">
      <style:text-properties officeooo:rsid="001981c9" officeooo:paragraph-rsid="001981c9"/>
    </style:style>
    <style:style style:name="P11" style:family="paragraph" style:parent-style-name="Standard">
      <style:text-properties officeooo:paragraph-rsid="001981c9"/>
    </style:style>
    <style:style style:name="P12" style:family="paragraph" style:parent-style-name="Standard">
      <style:paragraph-properties fo:margin-left="0cm" fo:margin-right="0cm" fo:margin-top="0cm" fo:margin-bottom="0.499cm" loext:contextual-spacing="false" fo:orphans="2" fo:widows="2" fo:text-indent="0cm" style:auto-text-indent="false"/>
    </style:style>
    <style:style style:name="P13" style:family="paragraph" style:parent-style-name="Text_20_body">
      <style:text-properties officeooo:rsid="000c2e45" officeooo:paragraph-rsid="000c2e45"/>
    </style:style>
    <style:style style:name="P14" style:family="paragraph" style:parent-style-name="Text_20_body" style:list-style-name="L1">
      <style:paragraph-properties fo:orphans="2" fo:widows="2"/>
      <style:text-properties officeooo:rsid="000e56a9" officeooo:paragraph-rsid="000e56a9"/>
    </style:style>
    <style:style style:name="P15" style:family="paragraph" style:parent-style-name="Text_20_body" style:list-style-name="L1">
      <style:paragraph-properties fo:orphans="2" fo:widows="2"/>
      <style:text-properties officeooo:paragraph-rsid="000e56a9"/>
    </style:style>
    <style:style style:name="P16" style:family="paragraph" style:parent-style-name="Text_20_body" style:list-style-name="L1">
      <style:paragraph-properties fo:orphans="2" fo:widows="2"/>
      <style:text-properties officeooo:paragraph-rsid="0011363b"/>
    </style:style>
    <style:style style:name="P17" style:family="paragraph" style:parent-style-name="Text_20_body" style:list-style-name="L1">
      <style:paragraph-properties fo:orphans="2" fo:widows="2"/>
      <style:text-properties officeooo:paragraph-rsid="00140917"/>
    </style:style>
    <style:style style:name="P18" style:family="paragraph" style:parent-style-name="Text_20_body" style:list-style-name="L1">
      <style:paragraph-properties fo:orphans="2" fo:widows="2"/>
      <style:text-properties officeooo:paragraph-rsid="0015fb73"/>
    </style:style>
    <style:style style:name="P19" style:family="paragraph" style:parent-style-name="Text_20_body" style:list-style-name="L1">
      <style:paragraph-properties fo:orphans="2" fo:widows="2"/>
      <style:text-properties officeooo:rsid="000fc98f" officeooo:paragraph-rsid="0011363b"/>
    </style:style>
    <style:style style:name="P20" style:family="paragraph" style:parent-style-name="Text_20_body" style:list-style-name="L2"/>
    <style:style style:name="P21" style:family="paragraph" style:parent-style-name="Text_20_body">
      <style:paragraph-properties fo:margin-left="0cm" fo:margin-right="0cm" fo:orphans="2" fo:widows="2" fo:text-indent="0cm" style:auto-text-indent="false"/>
    </style:style>
    <style:style style:name="P22" style:family="paragraph" style:parent-style-name="Text_20_body">
      <style:paragraph-properties fo:margin-left="0cm" fo:margin-right="0cm" fo:orphans="2" fo:widows="2" fo:text-indent="0cm" style:auto-text-indent="false"/>
      <style:text-properties officeooo:rsid="0017853d" officeooo:paragraph-rsid="0017853d"/>
    </style:style>
    <style:style style:name="P23" style:family="paragraph" style:parent-style-name="Text_20_body">
      <style:paragraph-properties fo:margin-left="0cm" fo:margin-right="0cm" fo:orphans="2" fo:widows="2" fo:text-indent="0cm" style:auto-text-indent="false"/>
      <style:text-properties officeooo:rsid="001a0d91" officeooo:paragraph-rsid="001a0d91"/>
    </style:style>
    <style:style style:name="P24" style:family="paragraph" style:parent-style-name="Text_20_body">
      <style:paragraph-properties fo:margin-left="0cm" fo:margin-right="0cm" fo:orphans="2" fo:widows="2" fo:text-indent="0cm" style:auto-text-indent="false" fo:break-before="page"/>
      <style:text-properties officeooo:rsid="000e56a9" officeooo:paragraph-rsid="000e56a9"/>
    </style:style>
    <style:style style:name="T1" style:family="text">
      <style:text-properties fo:font-variant="normal" fo:text-transform="none" fo:color="#222222" style:font-name="Georgia" fo:font-size="11.25pt" fo:letter-spacing="normal" fo:font-style="normal" fo:font-weight="normal"/>
    </style:style>
    <style:style style:name="T2" style:family="text">
      <style:text-properties fo:font-variant="normal" fo:text-transform="none" fo:color="#222222" style:font-name="Georgia" fo:font-size="11.25pt" fo:letter-spacing="normal" fo:font-style="normal" fo:font-weight="normal" officeooo:rsid="000e56a9"/>
    </style:style>
    <style:style style:name="T3" style:family="text">
      <style:text-properties fo:font-variant="normal" fo:text-transform="none" fo:color="#222222" style:font-name="Georgia" fo:font-size="11.25pt" fo:letter-spacing="normal" fo:font-style="normal" fo:font-weight="normal" officeooo:rsid="001246bd"/>
    </style:style>
    <style:style style:name="T4" style:family="text">
      <style:text-properties fo:font-variant="normal" fo:text-transform="none" fo:color="#222222" style:font-name="Georgia" fo:font-size="11.25pt" fo:letter-spacing="normal" fo:font-style="normal" fo:font-weight="normal" officeooo:rsid="000fc98f"/>
    </style:style>
    <style:style style:name="T5" style:family="text">
      <style:text-properties fo:font-variant="normal" fo:text-transform="none" fo:color="#222222" style:font-name="Georgia" fo:font-size="11.25pt" fo:letter-spacing="normal" fo:font-style="normal" fo:font-weight="normal" officeooo:rsid="0017853d"/>
    </style:style>
    <style:style style:name="T6" style:family="text">
      <style:text-properties fo:font-variant="normal" fo:text-transform="none" fo:color="#222222" style:font-name="Georgia" fo:font-size="11.25pt" fo:letter-spacing="normal" fo:font-weight="normal"/>
    </style:style>
    <style:style style:name="T7" style:family="text">
      <style:text-properties fo:font-variant="normal" fo:text-transform="none" fo:color="#222222" style:font-name="Georgia" fo:font-size="11.25pt" fo:letter-spacing="normal" fo:font-weight="normal" officeooo:rsid="000fc98f"/>
    </style:style>
    <style:style style:name="T8" style:family="text">
      <style:text-properties fo:font-variant="normal" fo:text-transform="none" fo:color="#222222" fo:letter-spacing="normal"/>
    </style:style>
    <style:style style:name="T9" style:family="text">
      <style:text-properties fo:font-variant="normal" fo:text-transform="none" fo:color="#24292e" style:font-name="Georgia" fo:font-size="11.25pt" fo:letter-spacing="normal" fo:font-style="normal" fo:font-weight="normal" officeooo:rsid="000fc98f"/>
    </style:style>
    <style:style style:name="T10" style:family="text">
      <style:text-properties fo:font-variant="normal" fo:text-transform="none" fo:color="#24292e" style:font-name="apple-system" fo:font-size="10.5pt" fo:letter-spacing="normal" fo:font-style="normal" fo:font-weight="normal" officeooo:rsid="000fc98f"/>
    </style:style>
    <style:style style:name="T11" style:family="text">
      <style:text-properties fo:font-variant="normal" fo:text-transform="none" fo:color="#24292e" style:font-name="SFMono-Regular" fo:font-size="8.25pt" fo:letter-spacing="normal" fo:font-style="normal" fo:font-weight="normal" officeooo:rsid="000fc98f" loext:padding="0cm" loext:border="none"/>
    </style:style>
    <style:style style:name="T12" style:family="text">
      <style:text-properties fo:font-variant="normal" fo:text-transform="none" fo:color="#333333" style:font-name="Consolas" fo:font-size="9pt" fo:letter-spacing="normal" fo:font-style="normal" fo:font-weight="normal"/>
    </style:style>
    <style:style style:name="T13" style:family="text">
      <style:text-properties fo:color="#222222" style:font-name="Georgia" fo:font-size="11.25pt" fo:letter-spacing="normal" fo:font-weight="normal"/>
    </style:style>
    <style:style style:name="T14" style:family="text">
      <style:text-properties fo:font-size="11.25pt" fo:font-style="normal" fo:font-weight="normal"/>
    </style:style>
    <style:style style:name="T15" style:family="text">
      <style:text-properties officeooo:rsid="001246bd"/>
    </style:style>
    <style:style style:name="T16" style:family="text">
      <style:text-properties officeooo:rsid="001981c9"/>
    </style:style>
    <style:style style:name="T17" style:family="text">
      <style:text-properties fo:color="#333333" style:font-name="Consolas" fo:font-size="9pt"/>
    </style:style>
    <style:style style:name="T18" style:family="text">
      <style:text-properties fo:color="#333333" style:font-name="Consolas" fo:font-size="9pt" officeooo:rsid="001981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13">FALLOS: IC2 Rapberry pi4</text:p>
      <text:p text:style-name="Text_20_body">Ups, un valor extraño. Algo falla. Lo normal es tomarse un poco de tiempo en leer detenidamente la hoja de datos y el mapa de registros, para entender cómo funciona. La pista del problema nos llega en cuanto intentamos leer el registro 107 (<text:span text:style-name="Emphasis">Power Management 1</text:span>):</text:p>
      <text:p text:style-name="Preformatted_20_Text"><text:span text:style-name="Source_20_Text">pi@raspberrypi:~ $ i2cget -y 1 0x68 107 </text:span></text:p>
      <text:p text:style-name="Preformatted_20_Text"><text:span text:style-name="Source_20_Text">0x40</text:span></text:p>
      <text:p text:style-name="P5"><text:span text:style-name="Source_20_Text">pi@raspberrypi:~ $ ▂</text:span></text:p>
      <text:p text:style-name="Text_20_body">Eso significa que está puesto a uno el bit 6, que curiosamente corresponde con el modo <text:span text:style-name="Emphasis">SLEEP</text:span>. El dispositivo arranca en modo <text:span text:style-name="Emphasis">dormido</text:span> para no consumir batería, tenemos que despertarlo quitando ese bit:</text:p>
      <text:p text:style-name="Preformatted_20_Text"><text:span text:style-name="Source_20_Text">pi@raspberrypi:~ $ i2cset -y 1 0x68 107 0</text:span></text:p>
      <text:p text:style-name="Preformatted_20_Text"><text:span text:style-name="Source_20_Text">pi@raspberrypi:~ $ i2cget -y 1 0x68 65 w </text:span></text:p>
      <text:p text:style-name="Preformatted_20_Text"><text:span text:style-name="Source_20_Text">0x90f2</text:span></text:p>
      <text:p text:style-name="P5"><text:span text:style-name="Source_20_Text">pi@raspberrypi:~ $ ▂</text:span></text:p>
      <text:p text:style-name="Text_20_body">Esto ya es otra cosa, ya tenemos lecturas de temperatura.</text:p>
      <text:p text:style-name="Standard"><text:a xlink:type="simple" xlink:href="https://franciscomoya.gitbooks.io/taller-de-raspberry-pi/content/es/elems/i2c.html" text:style-name="Internet_20_link" text:visited-style-name="Visited_20_Internet_20_Link">https://franciscomoya.gitbooks.io/taller-de-raspberry-pi/content/es/elems/i2c.html</text:a></text:p>
      <text:p text:style-name="Standard"/>
      <text:p text:style-name="Standard"/>
      <text:p text:style-name="P10">Esta página muestra errores al utilizar I2C: </text:p>
      <text:p text:style-name="P11"><text:span text:style-name="T16">Ej: </text:span><text:span text:style-name="T12">Error: Failed to connect to I2C bus 1. Error: [Errno 2] No such file or directory</text:span></text:p>
      <text:h text:style-name="P2" text:outline-level="4"><text:span text:style-name="T18">Ej: I2C Bus Not Turned On</text:span></text:h>
      <text:h text:style-name="P2" text:outline-level="4"><text:span text:style-name="T18">Ej: </text:span><text:span text:style-name="T17">I2C Device Not Connected</text:span></text:h>
      <text:p text:style-name="P11"><text:span text:style-name="T12"/></text:p>
      <text:p text:style-name="P10"><text:a xlink:type="simple" xlink:href="https://learn.sparkfun.com/tutorials/qwiic-kit-for-raspberry-pi-hookup-guide/troubleshooting" text:style-name="Internet_20_link" text:visited-style-name="Visited_20_Internet_20_Link">https://learn.sparkfun.com/tutorials/qwiic-kit-for-raspberry-pi-hookup-guide/troubleshooting</text:a><text:span text:style-name="T5"> </text:span></text:p>
      <text:p text:style-name="P10"><text:span text:style-name="T5"/></text:p>
      <text:p text:style-name="Standard"/>
      <text:p text:style-name="P12"><text:span text:style-name="T1">Tras cambiar una linea de estado siempre esperamos un semiperiodo. Lo hacemos así por un lado para estabilizar el bus y por otro para dar tiempo a los esclavos a recibir el nuevo estado. Debido a esto, una subida y bajada consecutivas duran entre las dos un periodo completo de reloj. Y de ahí la frecuencia máxima de trabajo.</text:span></text:p>
      <text:p text:style-name="P7">/* Release: releases the line and return line status */</text:p>
      <text:p text:style-name="P3">int _i2c_release(int pin) {</text:p>
      <text:p text:style-name="P4"><text:s/><text:span text:style-name="T14">pinMode(pin, INPUT);</text:span></text:p>
      <text:p text:style-name="P4"><text:s/><text:span text:style-name="T14">delayMicroseconds((1e6/I2C_FREQ)/2);</text:span></text:p>
      <text:p text:style-name="P4"><text:s/><text:span text:style-name="T14">return digitalRead(pin);</text:span></text:p>
      <text:p text:style-name="P6">}</text:p>
      <text:p text:style-name="P21"><text:span text:style-name="T1">La siguiente que veremos es la función contraria. Libera la línea para que vuelva a nivel alto. Para eso la pone como entrada, en estado de alta impedancia. Antes de salir espera -por la misma razón que antes- un semiperiodo.</text:span><text:line-break/><text:line-break/><text:span text:style-name="T1">Pero a diferencia de la anterior, lee y devuelve el estado en que queda la linea realmente. Hay diversos motivos por los que al liberar una de las dos líneas, esta continúa en nivel bajo.</text:span><text:line-break/><text:line-break/><text:span text:style-name="T1">Si la linea de datos no sube, puede ser por dos cosas. La primera, un esclavo está transmitiendo. </text:span><text:soft-page-break/><text:span text:style-name="T1">Como los esclavos transmiten en el flanco de bajada del reloj anterior, un esclavo podría estar transmitiendo un ACK o un dato de una lectura anterior. Normalmente, como somos el master, sabemos cuándo esperamos la contestación de un esclavo. Si lo hace de forma inesperada indica un problema en el bus. Quizá un pico de SCL que se ha interpretado erróneamente como un pulso de reloj.</text:span><text:line-break/><text:line-break/><text:span text:style-name="T1">La segunda causa, hay otro máster</text:span><text:span text:style-name="T8"> </text:span><text:span text:style-name="T1">transmitiendo al mismo tiempo. Los másters preparados para </text:span><text:span text:style-name="Emphasis"><text:span text:style-name="T13">bus multi-master</text:span></text:span><text:span text:style-name="T8"> </text:span><text:span text:style-name="T1">monitorizan el bus en busca de señales de start y stop, y sólo empiezan a transmitir cuando tienen constancia de que no hay una conversación en curso. Pero si hay dos masters</text:span><text:span text:style-name="T8"> </text:span><text:span text:style-name="T1">conectados al mismo bus, y empiezan a transmitir a la vez, la única forma que tienen de darse cuenta de ello es comprobando que las líneas tienen el valor que esperan en todo momento. En cuanto uno de los masters advierte un valor inesperado, deja de transmitir y lo reintenta más tarde. Se llama </text:span><text:span text:style-name="Emphasis"><text:span text:style-name="T13">I2C arbitration</text:span></text:span><text:span text:style-name="T1">. En esta versión de la emulación software no está incluida tal característica. También puede darse la situación de dos esclavos con la misma dirección transmitiendo a la vez, pero esta circunstancia es muy infrecuente.</text:span></text:p>
      <text:p text:style-name="P21"><text:a xlink:type="simple" xlink:href="http://electronicayciencia.blogspot.com/2017/02/el-bus-i2c-bajo-nivel.html" text:style-name="Internet_20_link" text:visited-style-name="Visited_20_Internet_20_Link"><text:span text:style-name="T1">http://electronicayciencia.blogspot.com/2017/02/el-bus-i2c-bajo-nivel.html</text:span></text:a></text:p>
      <text:p text:style-name="P21"><text:span text:style-name="T1"/></text:p>
      <text:p text:style-name="P22"><text:span text:style-name="T1">Paginas de interes:</text:span></text:p>
      <text:p text:style-name="P22"><text:span text:style-name="T1"/></text:p>
      <text:p text:style-name="P22"><text:a xlink:type="simple" xlink:href="https://www.circuitbasics.com/raspberry-pi-i2c-lcd-set-up-and-programming/" text:style-name="Internet_20_link" text:visited-style-name="Visited_20_Internet_20_Link">https://www.circuitbasics.com/raspberry-pi-i2c-lcd-set-up-and-programming/</text:a><text:span text:style-name="T1"> </text:span></text:p>
      <text:p text:style-name="P22"><text:a xlink:type="simple" xlink:href="https://raspberry-projects.com/pi/programming-in-python/i2c-programming-in-python/using-the-i2c-interface-2" text:style-name="Internet_20_link" text:visited-style-name="Visited_20_Internet_20_Link">https://raspberry-projects.com/pi/programming-in-python/i2c-programming-in-python/using-the-i2c-interface-2</text:a><text:span text:style-name="T1"> </text:span></text:p>
      <text:p text:style-name="P22"><text:a xlink:type="simple" xlink:href="https://www.instructables.com/Raspberry-Pi-I2C-Python/" text:style-name="Internet_20_link" text:visited-style-name="Visited_20_Internet_20_Link">https://www.instructables.com/Raspberry-Pi-I2C-Python/</text:a><text:span text:style-name="T1"> </text:span></text:p>
      <text:p text:style-name="P23"><text:span text:style-name="T1"/></text:p>
      <text:h text:style-name="P1" text:outline-level="1"><text:bookmark text:name="programación-de-la-interfaz-i2c"/><text:span text:style-name="T1">Programación de la interfaz I2C</text:span></text:h>
      <text:p text:style-name="Text_20_body">Desde Python la comunicación con los dispositivos I2C se puede realizar de tres formas:</text:p>
      <text:list xml:id="list1264682116" text:style-name="L2">
        <text:list-item>
          <text:p text:style-name="P20">La biblioteca <text:span text:style-name="Emphasis">smbus</text:span> proporciona acceso desde Python a la funcionalidad del driver I2C de Linux.</text:p>
        </text:list-item>
        <text:list-item>
          <text:p text:style-name="P20">La biblioteca <text:span text:style-name="Emphasis">wiringPi2</text:span> que no es sino un envoltorio de la biblioteca C.</text:p>
        </text:list-item>
        <text:list-item>
          <text:p text:style-name="P20">La biblioteca <text:span text:style-name="Emphasis">pigpio</text:span> que también ofrece un envoltorio a la versión remota (a través de <text:span text:style-name="Emphasis">pigpiod</text:span>) de la biblioteca C.</text:p>
        </text:list-item>
      </text:list>
      <text:p text:style-name="P23"><text:a xlink:type="simple" xlink:href="https://franciscomoya.gitbooks.io/taller-de-raspberry-pi/content/es/py/i2c.html" text:style-name="Internet_20_link" text:visited-style-name="Visited_20_Internet_20_Link">https://franciscomoya.gitbooks.io/taller-de-raspberry-pi/content/es/py/i2c.html</text:a><text:span text:style-name="T1"> </text:span></text:p>
      <text:p text:style-name="P24"><text:span text:style-name="T1">RESUMEN:</text:span></text:p>
      <text:list xml:id="list2237068820" text:style-name="L1">
        <text:list-item>
          <text:p text:style-name="P15"><text:span text:style-name="T2">un valor extraño: el bit 6 este dormido y hay que despertarlo</text:span></text:p>
          <text:p text:style-name="P14"><text:span text:style-name="T1">i2cset -y 1 0x68 107 0</text:span></text:p>
          <text:p text:style-name="P8"><text:a xlink:type="simple" xlink:href="https://franciscomoya.gitbooks.io/taller-de-raspberry-pi/content/es/elems/i2c.html" text:style-name="Internet_20_link" text:visited-style-name="Visited_20_Internet_20_Link">https://franciscomoya.gitbooks.io/taller-de-raspberry-pi/content/es/elems/i2c.html</text:a><text:span text:style-name="T1"> </text:span></text:p>
          <text:p text:style-name="P9"><text:span text:style-name="T1"/></text:p>
        </text:list-item>
        <text:list-item>
          <text:p text:style-name="P14"><text:span text:style-name="T1">Un esclavo podría estar transmitiendo un ACK o un dato de una lectura anterior. Normalmente, como somos el master, sabemos cuándo esperamos la contestación de un esclavo. Si lo hace de forma inesperada indica un problema en el bus. Quizá un pico de SCL que se ha interpretado erróneamente como un pulso de reloj.</text:span></text:p>
        </text:list-item>
        <text:list-item>
          <text:p text:style-name="P19"><text:span text:style-name="T1">Hay otro máster transmitiendo al mismo tiempo. Los másters preparados para </text:span><text:span text:style-name="Emphasis"><text:span text:style-name="T6">bus multi-master</text:span></text:span><text:span text:style-name="T1"> monitorizan el bus en busca de señales de start y stop, y sólo empiezan a transmitir cuando tienen constancia de que no hay una conversación en curso.</text:span></text:p>
        </text:list-item>
        <text:list-item>
          <text:p text:style-name="P16"><text:span text:style-name="T3">L</text:span><text:span text:style-name="T4">a línea de reloj no sube, algún esclavo está tirando de ella para impedir que enviemos más datos. Esta circunstancia se llama </text:span><text:span text:style-name="Emphasis"><text:span text:style-name="T7">clock stretching</text:span></text:span><text:span text:style-name="T4"> y es uno de los métodos usados por un esclavo para indicar que no admite más datos porque aún se está procesando el dato anterior. </text:span></text:p>
        </text:list-item>
        <text:list-item>
          <text:p text:style-name="P17"><text:span text:style-name="T4">Carecer de </text:span><text:span text:style-name="Emphasis"><text:span text:style-name="T7">timeout</text:span></text:span><text:span text:style-name="T4"> es uno de los grandes problemas de I2C. Ya está solventado en, por ejemplo, SMBus.</text:span></text:p>
          <text:p text:style-name="P17"><text:a xlink:type="simple" xlink:href="http://electronicayciencia.blogspot.com/2017/02/el-bus-i2c-bajo-nivel.html" text:style-name="Internet_20_link" text:visited-style-name="Visited_20_Internet_20_Link">http://electronicayciencia.blogspot.com/2017/02/el-bus-i2c-bajo-nivel.html</text:a><text:span text:style-name="T4"> <text:s/></text:span></text:p>
        </text:list-item>
        <text:list-item>
          <text:p text:style-name="P18"><text:span text:style-name="T9"> </text:span><text:span text:style-name="Source_20_Text"><text:span text:style-name="T11">i2cdetect -y 1</text:span></text:span></text:p>
          <text:p text:style-name="P18"><text:span text:style-name="T10">un escaneo de todos los dispositivos conectados al bus I2C. Debería devolver la dirección de cualquier dispositivo encontrado. En su caso, no devolvió nada. La mayoría de las veces se trata de un problema de cableado o soldadura</text:span></text:p>
        </text:list-item>
        <text:list-item>
          <text:p text:style-name="P18"><text:span text:style-name="T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Liberation Mono', Courier, monospace"/>
    <style:font-face style:name="Georgia" svg:font-family="Georgia, Utopia, 'Palatino Linotype', Palatino, serif"/>
    <style:font-face style:name="Lohit Devanagari1" svg:font-family="'Lohit Devanagari'"/>
    <style:font-face style:name="Montserrat" svg:font-family="Montserrat, 'Helvetica Neue', Helvetica, Arial,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10:49:22.832526799</meta:creation-date>
    <dc:date>2021-03-10T12:00:40.895316299</dc:date>
    <meta:editing-duration>PT40M53S</meta:editing-duration>
    <meta:editing-cycles>13</meta:editing-cycles>
    <meta:generator>LibreOffice/6.4.6.2$Linux_X86_64 LibreOffice_project/40$Build-2</meta:generator>
    <meta:print-date>2021-03-10T11:43:10.117329289</meta:print-date>
    <meta:document-statistic meta:table-count="0" meta:image-count="0" meta:object-count="0" meta:page-count="3" meta:paragraph-count="48" meta:word-count="845" meta:character-count="5531" meta:non-whitespace-character-count="4724"/>
  </office:meta>
</office:document-meta>
</file>